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 style:column-width="1.69333333333333cm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name="a99f672">
      <style:table-properties style:width="6.692in" table:align="margins"/>
    </style:style>
    <style:style style:family="table-column" style:name="acb6329"/>
    <style:style style:family="table-cell" style:name="afc1c4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e98e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664e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4977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5189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bde93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6a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c6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8b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f2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3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b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d5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76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53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2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db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ed1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a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03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e5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d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a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03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25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1f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e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d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5d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f8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4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d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94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e34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c6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a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7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b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2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7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16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1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3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b6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81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66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71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c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8f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6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0a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8d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0b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8d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08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0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1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b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a5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e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d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10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9d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fa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c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5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70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c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9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2a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e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c4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2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98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d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59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1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52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4a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8d14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21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c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7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7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8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c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8a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6d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ad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1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03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54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45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7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56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2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2a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4e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79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43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e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f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3d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4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f9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02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78a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7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b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8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3f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0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88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fc8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862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1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152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14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1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92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c54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b1c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75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a1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71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c7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bd0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9e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62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0b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e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aa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bfb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3e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58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7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9f2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7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3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b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7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a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2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f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1c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7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4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c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59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c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9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c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d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6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d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6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d2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c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2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2a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8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fd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a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65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d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d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90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bc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84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f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f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2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e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c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a0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b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c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c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dd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33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fe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d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1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c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10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e0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9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3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5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0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1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a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a8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4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01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6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a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6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6a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ad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a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9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e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0c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eb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5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62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c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4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0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7f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a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0c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6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a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a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6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4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d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c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9f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f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5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61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d5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fa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e4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6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f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1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86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e7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9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92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3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14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b3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d5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a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71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d0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4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d7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4b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c2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24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3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c5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4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5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9a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d6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d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5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9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a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c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19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c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6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b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4c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f4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81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237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4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d3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d77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300a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22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d7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a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8a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f0a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a57">
      <style:table-cell-properties fo:wrap-option="wrap"/>
      <style:text-properties fo:color="#000000" fo:font-size="11.0pt" style:font-name="Calibri"/>
    </style:style>
    <style:style style:family="table-cell" style:name="a4c24dd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table table:name="Feuil1" table:style-name="ta1">
        <table:table-column table:default-cell-style-name="ce1" table:number-columns-repeated="16384" table:style-name="co1"/>
      </table:table>
      <table:table table:name="DE1" table:style-name="a99f672">
        <table:table-column table:number-columns-repeated="5" table:style-name="acb6329"/>
        <table:table-column table:style-name="acb6329"/>
        <table:table-column table:style-name="acb6329"/>
        <table:table-column table:style-name="acb6329"/>
        <table:table-column table:style-name="acb6329"/>
        <table:table-column table:style-name="acb6329"/>
        <table:table-column table:style-name="acb6329"/>
        <table:table-column table:style-name="acb6329"/>
        <table:table-column table:style-name="acb6329"/>
        <table:table-column table:style-name="acb6329"/>
        <table:table-column table:style-name="acb6329"/>
        <table:table-column table:style-name="acb6329"/>
        <table:table-column table:number-columns-repeated="11" table:style-name="acb6329"/>
        <table:table-column table:style-name="acb6329"/>
        <table:table-row>
          <table:table-cell/>
          <table:table-cell office:string-value="1ère année de licence" office:value-type="string" table:number-columns-spanned="4" table:number-rows-spanned="1" table:style-name="afc1c49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3" table:number-rows-spanned="1" table:style-name="abe98e0">
            <text:p>prévision 2016/2017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7664e6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449770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451897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dbde93">
            <text:p>Matière</text:p>
          </table:table-cell>
          <table:table-cell office:string-value="code Apogée" office:value-type="string" table:number-rows-spanned="1" table:style-name="a676aae">
            <text:p>code Apogée</text:p>
          </table:table-cell>
          <table:table-cell office:string-value="Responsable UE 2016-2017" office:value-type="string" table:number-rows-spanned="1" table:style-name="ac4c6a5">
            <text:p>Responsable UE 2016-2017</text:p>
          </table:table-cell>
          <table:table-cell office:string-value="Intervenants 2016-2017" office:value-type="string" table:number-rows-spanned="1" table:style-name="a248b33">
            <text:p>Intervenants 2016-2017</text:p>
          </table:table-cell>
          <table:table-cell office:string-value="COURS" office:value-type="string" table:number-rows-spanned="1" table:style-name="a21f278">
            <text:p>COURS</text:p>
          </table:table-cell>
          <table:table-cell office:string-value="TD ou cours-TD" office:value-type="string" table:number-rows-spanned="1" table:style-name="ad46349">
            <text:p>TD ou cours-TD</text:p>
          </table:table-cell>
          <table:table-cell office:string-value="TP ou cours-TP" office:value-type="string" table:number-rows-spanned="1" table:style-name="abd6bc6">
            <text:p>TP ou cours-TP</text:p>
          </table:table-cell>
          <table:table-cell office:string-value="Nombre de groupes indicatif" office:value-type="string" table:number-rows-spanned="1" table:style-name="ad41d5d">
            <text:p>Nombre de groupes indicatif</text:p>
          </table:table-cell>
          <table:table-cell office:string-value="Choix Cours" office:value-type="string" table:number-rows-spanned="1" table:style-name="a71764d">
            <text:p>Choix Cours</text:p>
          </table:table-cell>
          <table:table-cell office:string-value="Choix TD/CMTD" office:value-type="string" table:number-rows-spanned="1" table:style-name="a3b3531">
            <text:p>Choix TD/CMTD</text:p>
          </table:table-cell>
          <table:table-cell office:string-value="Choix TP/CMTP" office:value-type="string" table:number-rows-spanned="1" table:style-name="a1052e0">
            <text:p>Choix TP/CMTP</text:p>
          </table:table-cell>
          <table:table-cell office:string-value="Nombre de TD/TP souhaités" office:value-type="string" table:number-rows-spanned="1" table:style-name="af8db4f">
            <text:p>Nombre de TD/TP souhaités</text:p>
          </table:table-cell>
          <table:table-cell office:string-value="Nombre d'années d'enseignement de la matière" office:value-type="string" table:number-rows-spanned="1" table:style-name="a0fed13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05bd0e">
            <text:p>Matière</text:p>
          </table:table-cell>
          <table:table-cell office:string-value="code Apogée" office:value-type="string" table:number-rows-spanned="1" table:style-name="ae09e28">
            <text:p>code Apogée</text:p>
          </table:table-cell>
          <table:table-cell office:string-value="Responsable UE 2016-2017" office:value-type="string" table:number-rows-spanned="1" table:style-name="aea4625">
            <text:p>Responsable UE 2016-2017</text:p>
          </table:table-cell>
          <table:table-cell office:string-value="Intervenants 2016-2017" office:value-type="string" table:number-rows-spanned="1" table:style-name="a740ba6">
            <text:p>Intervenants 2016-2017</text:p>
          </table:table-cell>
          <table:table-cell office:string-value="COURS" office:value-type="string" table:number-rows-spanned="1" table:style-name="a9f9ec0">
            <text:p>COURS</text:p>
          </table:table-cell>
          <table:table-cell office:string-value="TD ou cours-TD" office:value-type="string" table:number-rows-spanned="1" table:style-name="a9eaa12">
            <text:p>TD ou cours-TD</text:p>
          </table:table-cell>
          <table:table-cell office:string-value="TP ou cours-TP" office:value-type="string" table:number-rows-spanned="1" table:style-name="a0fbfb7">
            <text:p>TP ou cours-TP</text:p>
          </table:table-cell>
          <table:table-cell office:string-value="Nombre de groupes indicatif" office:value-type="string" table:number-rows-spanned="1" table:style-name="aadb3ef">
            <text:p>Nombre de groupes indicatif</text:p>
          </table:table-cell>
          <table:table-cell office:string-value="Choix Cours" office:value-type="string" table:number-rows-spanned="1" table:style-name="ae258e0">
            <text:p>Choix Cours</text:p>
          </table:table-cell>
          <table:table-cell office:string-value="Choix TD/CMTD" office:value-type="string" table:number-rows-spanned="1" table:style-name="a5c2723">
            <text:p>Choix TD/CMTD</text:p>
          </table:table-cell>
          <table:table-cell office:string-value="Choix TP/CMTP" office:value-type="string" table:number-rows-spanned="1" table:style-name="ab09f21">
            <text:p>Choix TP/CMTP</text:p>
          </table:table-cell>
          <table:table-cell office:string-value="Nombre de TD/TP souhaités" office:value-type="string" table:number-rows-spanned="1" table:style-name="ae23796">
            <text:p>Nombre de TD/TP souhaités</text:p>
          </table:table-cell>
          <table:table-cell office:string-value="Nombre d'années d'enseignement de la matière" office:value-type="string" table:number-rows-spanned="1" table:style-name="a051372">
            <text:p>Nombre d'années d'enseignement de la matière</text:p>
          </table:table-cell>
        </table:table-row>
        <table:table-row>
          <table:table-cell/>
          <table:table-cell office:string-value="PRE-RENTREE : &#13;&#10;Mathématiques" office:value-type="string" table:number-rows-spanned="1" table:style-name="aee3a8e">
            <text:p>PRE-RENTREE : <text:line-break/>Mathématiques</text:p>
          </table:table-cell>
          <table:table-cell office:string-value="A1PREMA" office:value-type="string" table:number-rows-spanned="1" table:style-name="afb0344">
            <text:p>A1PREMA</text:p>
          </table:table-cell>
          <table:table-cell office:string-value="Pasquignon" office:value-type="string" table:number-rows-spanned="1" table:style-name="ac7e598">
            <text:p>Pasquignon</text:p>
          </table:table-cell>
          <table:table-cell office:string-value="Huveneers&#13;&#10;Lamboley&#13;&#10;Vialard&#13;&#10;Legendre" office:value-type="string" table:number-rows-spanned="1" table:style-name="a920229">
            <text:p>Huveneers<text:line-break/>Lamboley<text:line-break/>Vialard<text:line-break/>Legendre</text:p>
          </table:table-cell>
          <table:table-cell table:number-rows-spanned="1" table:style-name="a629db9"/>
          <table:table-cell office:string-value="15.0h CMTD" office:value-type="string" table:number-rows-spanned="1" table:style-name="ac7ca17">
            <text:p>15.0h CMTD</text:p>
          </table:table-cell>
          <table:table-cell table:number-rows-spanned="1" table:style-name="a7d0348"/>
          <table:table-cell office:string-value="6 CMTD" office:value-type="string" table:number-rows-spanned="1" table:style-name="a2325c0">
            <text:p>6 CMTD</text:p>
          </table:table-cell>
          <table:table-cell table:number-rows-spanned="1" table:style-name="a1bd38c"/>
          <table:table-cell table:number-rows-spanned="1" table:style-name="a1a1f1b"/>
          <table:table-cell table:number-rows-spanned="1" table:style-name="a105ee4"/>
          <table:table-cell table:number-rows-spanned="1" table:style-name="a61d893"/>
          <table:table-cell table:number-rows-spanned="1" table:style-name="a6c1d87"/>
          <table:table-cell table:number-rows-spanned="1"/>
          <table:table-cell office:string-value="Analyse 2" office:value-type="string" table:number-rows-spanned="1" table:style-name="a1fdb0b">
            <text:p>Analyse 2</text:p>
          </table:table-cell>
          <table:table-cell office:string-value="A1DEM08" office:value-type="string" table:number-rows-spanned="1" table:style-name="aec8b9d">
            <text:p>A1DEM08</text:p>
          </table:table-cell>
          <table:table-cell office:string-value="Lebourg" office:value-type="string" table:number-rows-spanned="1" table:style-name="a2447ee">
            <text:p>Lebourg</text:p>
          </table:table-cell>
          <table:table-cell office:string-value="Lebourg CM&#13;&#10;Rammal&#13;&#10;Schaison&#13;&#10;Hadikhanloo&#13;&#10;Massetti" office:value-type="string" table:number-rows-spanned="1" table:style-name="a1d1ca7">
            <text:p>Lebourg CM<text:line-break/>Rammal<text:line-break/>Schaison<text:line-break/>Hadikhanloo<text:line-break/>Massetti</text:p>
          </table:table-cell>
          <table:table-cell office:string-value="19.5h CM" office:value-type="string" table:number-rows-spanned="1" table:style-name="ab78a49">
            <text:p>19.5h CM</text:p>
          </table:table-cell>
          <table:table-cell office:string-value="39.0h CMTD" office:value-type="string" table:number-rows-spanned="1" table:style-name="a4d120b">
            <text:p>39.0h CMTD</text:p>
          </table:table-cell>
          <table:table-cell table:number-rows-spanned="1" table:style-name="a51ef20"/>
          <table:table-cell office:string-value="6" office:value-type="string" table:number-rows-spanned="1" table:style-name="aef1c4a">
            <text:p>6</text:p>
          </table:table-cell>
          <table:table-cell table:number-rows-spanned="1" table:style-name="a7837d0"/>
          <table:table-cell table:number-rows-spanned="1" table:style-name="a8c9486"/>
          <table:table-cell table:number-rows-spanned="1" table:style-name="af88c43"/>
          <table:table-cell table:number-rows-spanned="1" table:style-name="aba59fd"/>
          <table:table-cell table:number-rows-spanned="1" table:style-name="a4c3c0d"/>
        </table:table-row>
        <table:table-row>
          <table:table-cell/>
          <table:table-cell office:string-value="Analyse1" office:value-type="string" table:number-rows-spanned="1" table:style-name="ae95ddd">
            <text:p>Analyse1</text:p>
          </table:table-cell>
          <table:table-cell office:string-value="A1DEM01" office:value-type="string" table:number-rows-spanned="1" table:style-name="ab7f83a">
            <text:p>A1DEM01</text:p>
          </table:table-cell>
          <table:table-cell office:string-value="Simenhaus" office:value-type="string" table:number-rows-spanned="1" table:style-name="ad940f9">
            <text:p>Simenhaus</text:p>
          </table:table-cell>
          <table:table-cell office:string-value="Legendre&#13;&#10;Lamboley&#13;&#10;Attouchi&#13;&#10;Simenhaus&#13;&#10;Boussion&#13;&#10;Truchot" office:value-type="string" table:number-rows-spanned="1" table:style-name="a953dc3">
            <text:p>Legendre<text:line-break/>Lamboley<text:line-break/>Attouchi<text:line-break/>Simenhaus<text:line-break/>Boussion<text:line-break/>Truchot</text:p>
          </table:table-cell>
          <table:table-cell table:number-rows-spanned="1" table:style-name="ae20d31"/>
          <table:table-cell office:string-value="72.0h CMTD" office:value-type="string" table:number-rows-spanned="1" table:style-name="a0894f8">
            <text:p>72.0h CMTD</text:p>
          </table:table-cell>
          <table:table-cell table:number-rows-spanned="1" table:style-name="ad9e345"/>
          <table:table-cell office:string-value="6 CMTD" office:value-type="string" table:number-rows-spanned="1" table:style-name="a4fc6b2">
            <text:p>6 CMTD</text:p>
          </table:table-cell>
          <table:table-cell table:number-rows-spanned="1" table:style-name="af32eed"/>
          <table:table-cell table:number-rows-spanned="1" table:style-name="a793a0f"/>
          <table:table-cell table:number-rows-spanned="1" table:style-name="a149771"/>
          <table:table-cell table:number-rows-spanned="1" table:style-name="a62b0b2"/>
          <table:table-cell table:number-rows-spanned="1" table:style-name="a425205"/>
          <table:table-cell table:number-rows-spanned="1"/>
          <table:table-cell office:string-value="Algèbre linéaire 2" office:value-type="string" table:number-rows-spanned="1" table:style-name="ab3a9cd">
            <text:p>Algèbre linéaire 2</text:p>
          </table:table-cell>
          <table:table-cell office:string-value="A1DEM09" office:value-type="string" table:number-rows-spanned="1" table:style-name="a0acbc5">
            <text:p>A1DEM09</text:p>
          </table:table-cell>
          <table:table-cell office:string-value="Vialard" office:value-type="string" table:number-rows-spanned="1" table:style-name="affa03c">
            <text:p>Vialard</text:p>
          </table:table-cell>
          <table:table-cell office:string-value="Vialard CM&#13;&#10;Rammal&#13;&#10;Fu Ying&#13;&#10;Coron&#13;&#10;Macasieb&#13;&#10;Schaison&#13;&#10;Fu" office:value-type="string" table:number-rows-spanned="1" table:style-name="a14cd31">
            <text:p>Vialard CM<text:line-break/>Rammal<text:line-break/>Fu Ying<text:line-break/>Coron<text:line-break/>Macasieb<text:line-break/>Schaison<text:line-break/>Fu</text:p>
          </table:table-cell>
          <table:table-cell office:string-value="19.5h CM" office:value-type="string" table:number-rows-spanned="1" table:style-name="add166c">
            <text:p>19.5h CM</text:p>
          </table:table-cell>
          <table:table-cell office:string-value="39.0h CMTD" office:value-type="string" table:number-rows-spanned="1" table:style-name="aedd619">
            <text:p>39.0h CMTD</text:p>
          </table:table-cell>
          <table:table-cell table:number-rows-spanned="1" table:style-name="a2c8640"/>
          <table:table-cell office:string-value="6" office:value-type="string" table:number-rows-spanned="1" table:style-name="abdd2d0">
            <text:p>6</text:p>
          </table:table-cell>
          <table:table-cell table:number-rows-spanned="1" table:style-name="a0bc9c8"/>
          <table:table-cell table:number-rows-spanned="1" table:style-name="a102ecb"/>
          <table:table-cell table:number-rows-spanned="1" table:style-name="aa32aa0"/>
          <table:table-cell table:number-rows-spanned="1" table:style-name="aa41ed5"/>
          <table:table-cell table:number-rows-spanned="1" table:style-name="ac188e8"/>
        </table:table-row>
        <table:table-row>
          <table:table-cell/>
          <table:table-cell office:string-value="Algèbre linéaire 1" office:value-type="string" table:number-rows-spanned="1" table:style-name="aa377fb">
            <text:p>Algèbre linéaire 1</text:p>
          </table:table-cell>
          <table:table-cell office:string-value="A1DEM02" office:value-type="string" table:number-rows-spanned="1" table:style-name="ae4161d">
            <text:p>A1DEM02</text:p>
          </table:table-cell>
          <table:table-cell office:string-value="Pasquignon" office:value-type="string" table:number-rows-spanned="1" table:style-name="ac01f71">
            <text:p>Pasquignon</text:p>
          </table:table-cell>
          <table:table-cell office:string-value="Tamzali-Lafond&#13;&#10;Henon&#13;&#10;Pasquignon&#13;&#10;Taleng&#13;&#10;Pasquignon&#13;&#10;Vialard" office:value-type="string" table:number-rows-spanned="1" table:style-name="a9e60f3">
            <text:p>Tamzali-Lafond<text:line-break/>Henon<text:line-break/>Pasquignon<text:line-break/>Taleng<text:line-break/>Pasquignon<text:line-break/>Vialard</text:p>
          </table:table-cell>
          <table:table-cell table:number-rows-spanned="1" table:style-name="ada13c3"/>
          <table:table-cell office:string-value="72.0h CMTD" office:value-type="string" table:number-rows-spanned="1" table:style-name="aa2b6e1">
            <text:p>72.0h CMTD</text:p>
          </table:table-cell>
          <table:table-cell table:number-rows-spanned="1" table:style-name="a8f8120"/>
          <table:table-cell office:string-value="6 CMTD" office:value-type="string" table:number-rows-spanned="1" table:style-name="ace666a">
            <text:p>6 CMTD</text:p>
          </table:table-cell>
          <table:table-cell table:number-rows-spanned="1" table:style-name="a96d6d7"/>
          <table:table-cell table:number-rows-spanned="1" table:style-name="ac339e9"/>
          <table:table-cell table:number-rows-spanned="1" table:style-name="aa87171"/>
          <table:table-cell table:number-rows-spanned="1" table:style-name="ac6c260"/>
          <table:table-cell table:number-rows-spanned="1" table:style-name="acf8fbb"/>
          <table:table-cell table:number-rows-spanned="1"/>
          <table:table-cell office:string-value="Algorithmique et programmation 2" office:value-type="string" table:number-rows-spanned="1" table:style-name="a51fdc7">
            <text:p>Algorithmique et programmation 2</text:p>
          </table:table-cell>
          <table:table-cell office:string-value="A1DEM11" office:value-type="string" table:number-rows-spanned="1" table:style-name="acda8d8">
            <text:p>A1DEM11</text:p>
          </table:table-cell>
          <table:table-cell office:string-value="Cazenave" office:value-type="string" table:number-rows-spanned="1" table:style-name="a1765b8">
            <text:p>Cazenave</text:p>
          </table:table-cell>
          <table:table-cell office:string-value="Cazenave CM&#13;&#10;Jamain&#13;&#10;Pontoizeau&#13;&#10;Ternier&#13;&#10;Labernia&#13;&#10;Haddad&#13;&#10;Tlilane" office:value-type="string" table:number-rows-spanned="1" table:style-name="a703120">
            <text:p>Cazenave CM<text:line-break/>Jamain<text:line-break/>Pontoizeau<text:line-break/>Ternier<text:line-break/>Labernia<text:line-break/>Haddad<text:line-break/>Tlilane</text:p>
          </table:table-cell>
          <table:table-cell office:string-value="19.5h CM" office:value-type="string" table:number-rows-spanned="1" table:style-name="a03bd0f">
            <text:p>19.5h CM</text:p>
          </table:table-cell>
          <table:table-cell office:string-value="19.5h TD" office:value-type="string" table:number-rows-spanned="1" table:style-name="acbd386">
            <text:p>19.5h TD</text:p>
          </table:table-cell>
          <table:table-cell table:number-rows-spanned="1" table:style-name="ad2900f"/>
          <table:table-cell office:string-value="6" office:value-type="string" table:number-rows-spanned="1" table:style-name="a72bc7c">
            <text:p>6</text:p>
          </table:table-cell>
          <table:table-cell table:number-rows-spanned="1" table:style-name="a2584a2"/>
          <table:table-cell table:number-rows-spanned="1" table:style-name="ad0fd90"/>
          <table:table-cell table:number-rows-spanned="1" table:style-name="a3e3f76"/>
          <table:table-cell table:number-rows-spanned="1" table:style-name="af6720a"/>
          <table:table-cell table:number-rows-spanned="1" table:style-name="ade6ed1"/>
        </table:table-row>
        <table:table-row>
          <table:table-cell/>
          <table:table-cell office:string-value="Algorithmique et programmation 1" office:value-type="string" table:number-rows-spanned="1" table:style-name="aa4b6e1">
            <text:p>Algorithmique et programmation 1</text:p>
          </table:table-cell>
          <table:table-cell office:string-value="A1DEM03" office:value-type="string" table:number-rows-spanned="1" table:style-name="a450a71">
            <text:p>A1DEM03</text:p>
          </table:table-cell>
          <table:table-cell office:string-value="Colazzo" office:value-type="string" table:number-rows-spanned="1" table:style-name="ae48964">
            <text:p>Colazzo</text:p>
          </table:table-cell>
          <table:table-cell office:string-value="Colazzo CM&#13;&#10;Raksanyi&#13;&#10;Gabrel-Willemin&#13;&#10;Murat&#13;&#10;Manouvrier&#13;&#10;Arib" office:value-type="string" table:number-rows-spanned="1" table:style-name="a798d82">
            <text:p>Colazzo CM<text:line-break/>Raksanyi<text:line-break/>Gabrel-Willemin<text:line-break/>Murat<text:line-break/>Manouvrier<text:line-break/>Arib</text:p>
          </table:table-cell>
          <table:table-cell table:number-rows-spanned="1" table:style-name="a430b38"/>
          <table:table-cell office:string-value="30.0h CMTD" office:value-type="string" table:number-rows-spanned="1" table:style-name="a1d8d22">
            <text:p>30.0h CMTD</text:p>
          </table:table-cell>
          <table:table-cell office:string-value="30.0h CMTP" office:value-type="string" table:number-rows-spanned="1" table:style-name="acc0840">
            <text:p>30.0h CMTP</text:p>
          </table:table-cell>
          <table:table-cell office:string-value="6 CMTD et 6 CMTP" office:value-type="string" table:number-rows-spanned="1" table:style-name="a622015">
            <text:p>6 CMTD et 6 CMTP</text:p>
          </table:table-cell>
          <table:table-cell table:number-rows-spanned="1" table:style-name="af661ac"/>
          <table:table-cell table:number-rows-spanned="1" table:style-name="ab28bf4"/>
          <table:table-cell table:number-rows-spanned="1" table:style-name="a6ca5f4"/>
          <table:table-cell table:number-rows-spanned="1" table:style-name="a09e752"/>
          <table:table-cell table:number-rows-spanned="1" table:style-name="a6dad2b"/>
          <table:table-cell table:number-rows-spanned="1"/>
          <table:table-cell office:string-value="Modélisation et applications des mathématiques" office:value-type="string" table:number-rows-spanned="1" table:style-name="a76dc07">
            <text:p>Modélisation et applications des mathématiques</text:p>
          </table:table-cell>
          <table:table-cell office:string-value="A1DEM10" office:value-type="string" table:number-rows-spanned="1" table:style-name="a32a0ac">
            <text:p>A1DEM10</text:p>
          </table:table-cell>
          <table:table-cell office:string-value="Boussion" office:value-type="string" table:number-rows-spanned="1" table:style-name="a1febe6">
            <text:p>Boussion</text:p>
          </table:table-cell>
          <table:table-cell office:string-value="Boussion CM&#13;&#10;Genadot&#13;&#10;Leboucher&#13;&#10;Le Cousin" office:value-type="string" table:number-rows-spanned="1" table:style-name="ad8cecc">
            <text:p>Boussion CM<text:line-break/>Genadot<text:line-break/>Leboucher<text:line-break/>Le Cousin</text:p>
          </table:table-cell>
          <table:table-cell office:string-value="19.5h CM" office:value-type="string" table:number-rows-spanned="1" table:style-name="a21cae4">
            <text:p>19.5h CM</text:p>
          </table:table-cell>
          <table:table-cell office:string-value="19.5h TD" office:value-type="string" table:number-rows-spanned="1" table:style-name="ab6e521">
            <text:p>19.5h TD</text:p>
          </table:table-cell>
          <table:table-cell table:number-rows-spanned="1" table:style-name="ac2dd20"/>
          <table:table-cell office:string-value="6" office:value-type="string" table:number-rows-spanned="1" table:style-name="a4d338b">
            <text:p>6</text:p>
          </table:table-cell>
          <table:table-cell table:number-rows-spanned="1" table:style-name="a11fe91"/>
          <table:table-cell table:number-rows-spanned="1" table:style-name="aedfdbd"/>
          <table:table-cell table:number-rows-spanned="1" table:style-name="a36c170"/>
          <table:table-cell table:number-rows-spanned="1" table:style-name="a0b7105"/>
          <table:table-cell table:number-rows-spanned="1" table:style-name="ae46c47"/>
        </table:table-row>
        <table:table-row>
          <table:table-cell/>
          <table:table-cell office:string-value="Introduction à la microéconomie" office:value-type="string" table:number-rows-spanned="1" table:style-name="a460105">
            <text:p>Introduction à la microéconomie</text:p>
          </table:table-cell>
          <table:table-cell office:string-value="A1DEM04" office:value-type="string" table:number-rows-spanned="1" table:style-name="af99dfd">
            <text:p>A1DEM04</text:p>
          </table:table-cell>
          <table:table-cell office:string-value="De Vreyer" office:value-type="string" table:number-rows-spanned="1" table:style-name="a5ffaf4">
            <text:p>De Vreyer</text:p>
          </table:table-cell>
          <table:table-cell office:string-value="De Vreyer CM&#13;&#10;Brembilla&#13;&#10;Laffineur&#13;&#10;Morcillo" office:value-type="string" table:number-rows-spanned="1" table:style-name="af130fb">
            <text:p>De Vreyer CM<text:line-break/>Brembilla<text:line-break/>Laffineur<text:line-break/>Morcillo</text:p>
          </table:table-cell>
          <table:table-cell office:string-value="19.5h CM" office:value-type="string" table:number-rows-spanned="1" table:style-name="ae6fa32">
            <text:p>19.5h CM</text:p>
          </table:table-cell>
          <table:table-cell office:string-value="19.5h TD" office:value-type="string" table:number-rows-spanned="1" table:style-name="a5c4ce9">
            <text:p>19.5h TD</text:p>
          </table:table-cell>
          <table:table-cell table:number-rows-spanned="1" table:style-name="a11354d"/>
          <table:table-cell office:string-value="6 TD" office:value-type="string" table:number-rows-spanned="1" table:style-name="ac37043">
            <text:p>6 TD</text:p>
          </table:table-cell>
          <table:table-cell table:number-rows-spanned="1" table:style-name="afec4ff"/>
          <table:table-cell table:number-rows-spanned="1" table:style-name="ac2093c"/>
          <table:table-cell table:number-rows-spanned="1" table:style-name="a9f2ad2"/>
          <table:table-cell table:number-rows-spanned="1" table:style-name="a281ecf"/>
          <table:table-cell table:number-rows-spanned="1" table:style-name="a01c443"/>
          <table:table-cell table:number-rows-spanned="1"/>
          <table:table-cell office:string-value="Outils en informatique&#13;&#10;- Outils de l'internet" office:value-type="string" table:number-rows-spanned="1" table:style-name="af97100">
            <text:p>Outils en informatique<text:line-break/>- Outils de l'internet</text:p>
          </table:table-cell>
          <table:table-cell office:string-value="A1DEM14" office:value-type="string" table:number-rows-spanned="1" table:style-name="a2de0b1">
            <text:p>A1DEM14</text:p>
          </table:table-cell>
          <table:table-cell office:string-value="Mayag" office:value-type="string" table:number-rows-spanned="1" table:style-name="abe29b5">
            <text:p>Mayag</text:p>
          </table:table-cell>
          <table:table-cell office:string-value="Mayag CM&#13;&#10;Belhoul&#13;&#10;Jamain&#13;&#10;Magnouche&#13;&#10;Arib" office:value-type="string" table:number-rows-spanned="1" table:style-name="a15733a">
            <text:p>Mayag CM<text:line-break/>Belhoul<text:line-break/>Jamain<text:line-break/>Magnouche<text:line-break/>Arib</text:p>
          </table:table-cell>
          <table:table-cell office:string-value="15.0h CM" office:value-type="string" table:number-rows-spanned="1" table:style-name="a1c6673">
            <text:p>15.0h CM</text:p>
          </table:table-cell>
          <table:table-cell table:number-rows-spanned="1" table:style-name="af7503c"/>
          <table:table-cell office:string-value="15.0h TP" office:value-type="string" table:number-rows-spanned="1" table:style-name="afa9277">
            <text:p>15.0h TP</text:p>
          </table:table-cell>
          <table:table-cell office:string-value="6" office:value-type="string" table:number-rows-spanned="1" table:style-name="a8e9087">
            <text:p>6</text:p>
          </table:table-cell>
          <table:table-cell table:number-rows-spanned="1" table:style-name="ad2415e"/>
          <table:table-cell table:number-rows-spanned="1" table:style-name="a3fdc0a"/>
          <table:table-cell table:number-rows-spanned="1" table:style-name="a6b6aa4"/>
          <table:table-cell table:number-rows-spanned="1" table:style-name="a67a80f"/>
          <table:table-cell table:number-rows-spanned="1" table:style-name="add64e2"/>
        </table:table-row>
        <table:table-row>
          <table:table-cell/>
          <table:table-cell office:string-value="Problèmes économiques" office:value-type="string" table:number-rows-spanned="1" table:style-name="a6cc2ad">
            <text:p>Problèmes économiques</text:p>
          </table:table-cell>
          <table:table-cell office:string-value="A1DEM06" office:value-type="string" table:number-rows-spanned="1" table:style-name="a999876">
            <text:p>A1DEM06</text:p>
          </table:table-cell>
          <table:table-cell office:string-value="Dieudonne" office:value-type="string" table:number-rows-spanned="1" table:style-name="a31ed34">
            <text:p>Dieudonne</text:p>
          </table:table-cell>
          <table:table-cell office:string-value="Dieudonne" office:value-type="string" table:number-rows-spanned="1" table:style-name="a4159ab">
            <text:p>Dieudonne</text:p>
          </table:table-cell>
          <table:table-cell office:string-value="36.0h CM" office:value-type="string" table:number-rows-spanned="1" table:style-name="adae1a4">
            <text:p>36.0h CM</text:p>
          </table:table-cell>
          <table:table-cell table:number-rows-spanned="1" table:style-name="a2452d3"/>
          <table:table-cell table:number-rows-spanned="1" table:style-name="af94a3f"/>
          <table:table-cell table:number-rows-spanned="1" table:style-name="a5f8d14"/>
          <table:table-cell table:number-rows-spanned="1" table:style-name="ab02119"/>
          <table:table-cell table:number-rows-spanned="1" table:style-name="a6b0023"/>
          <table:table-cell table:number-rows-spanned="1" table:style-name="a4773b2"/>
          <table:table-cell table:number-rows-spanned="1" table:style-name="a905ba4"/>
          <table:table-cell table:number-rows-spanned="1" table:style-name="a865cb2"/>
          <table:table-cell table:number-rows-spanned="1"/>
          <table:table-cell office:string-value="Outils en informatique&#13;&#10;- Initiation à la recherche opérationnelle avec Excel" office:value-type="string" table:number-rows-spanned="1" table:style-name="a39019e">
            <text:p>Outils en informatique<text:line-break/>- Initiation à la recherche opérationnelle avec Excel</text:p>
          </table:table-cell>
          <table:table-cell office:string-value="A1DEM14" office:value-type="string" table:number-rows-spanned="1" table:style-name="a8b628f">
            <text:p>A1DEM14</text:p>
          </table:table-cell>
          <table:table-cell office:string-value="Mayag" office:value-type="string" table:number-rows-spanned="1" table:style-name="acbac07">
            <text:p>Mayag</text:p>
          </table:table-cell>
          <table:table-cell office:string-value="Mayag CM&#13;&#10;Belhoul&#13;&#10;Jamain&#13;&#10;Magnouche&#13;&#10;Mouhoub&#13;&#10;Haddad" office:value-type="string" table:number-rows-spanned="1" table:style-name="a8bfb51">
            <text:p>Mayag CM<text:line-break/>Belhoul<text:line-break/>Jamain<text:line-break/>Magnouche<text:line-break/>Mouhoub<text:line-break/>Haddad</text:p>
          </table:table-cell>
          <table:table-cell office:string-value="3.0h CM" office:value-type="string" table:number-rows-spanned="1" table:style-name="a0866d0">
            <text:p>3.0h CM</text:p>
          </table:table-cell>
          <table:table-cell table:number-rows-spanned="1" table:style-name="af06a4b"/>
          <table:table-cell office:string-value="12.0h TP" office:value-type="string" table:number-rows-spanned="1" table:style-name="a5fad66">
            <text:p>12.0h TP</text:p>
          </table:table-cell>
          <table:table-cell office:string-value="6" office:value-type="string" table:number-rows-spanned="1" table:style-name="a91dadd">
            <text:p>6</text:p>
          </table:table-cell>
          <table:table-cell table:number-rows-spanned="1" table:style-name="a85765d"/>
          <table:table-cell table:number-rows-spanned="1" table:style-name="a1ea2c3"/>
          <table:table-cell table:number-rows-spanned="1" table:style-name="aa29f1f"/>
          <table:table-cell table:number-rows-spanned="1" table:style-name="adfe196"/>
          <table:table-cell table:number-rows-spanned="1" table:style-name="a960c49"/>
        </table:table-row>
        <table:table-row>
          <table:table-cell/>
          <table:table-cell office:string-value="Organisation des entreprisess" office:value-type="string" table:number-rows-spanned="1" table:style-name="ac3270e">
            <text:p>Organisation des entreprisess</text:p>
          </table:table-cell>
          <table:table-cell office:string-value="A1DEM07" office:value-type="string" table:number-rows-spanned="1" table:style-name="a127051">
            <text:p>A1DEM07</text:p>
          </table:table-cell>
          <table:table-cell office:string-value="Servel" office:value-type="string" table:number-rows-spanned="1" table:style-name="aa7d8c2">
            <text:p>Servel</text:p>
          </table:table-cell>
          <table:table-cell office:string-value="Carcassonne CM&#13;&#10;Servel CM&#13;&#10;Zouaneb&#13;&#10;Diedhiou" office:value-type="string" table:number-rows-spanned="1" table:style-name="af28d42">
            <text:p>Carcassonne CM<text:line-break/>Servel CM<text:line-break/>Zouaneb<text:line-break/>Diedhiou</text:p>
          </table:table-cell>
          <table:table-cell office:string-value="6.0h CM" office:value-type="string" table:number-rows-spanned="1" table:style-name="a045c45">
            <text:p>6.0h CM</text:p>
          </table:table-cell>
          <table:table-cell office:string-value="30.0h TD" office:value-type="string" table:number-rows-spanned="1" table:style-name="a5fcd43">
            <text:p>30.0h TD</text:p>
          </table:table-cell>
          <table:table-cell table:number-rows-spanned="1" table:style-name="aef8ad9"/>
          <table:table-cell office:string-value="2 TD" office:value-type="string" table:number-rows-spanned="1" table:style-name="a976d89">
            <text:p>2 TD</text:p>
          </table:table-cell>
          <table:table-cell table:number-rows-spanned="1" table:style-name="a0d98e7"/>
          <table:table-cell table:number-rows-spanned="1" table:style-name="a4538c0"/>
          <table:table-cell table:number-rows-spanned="1" table:style-name="ae0ade5"/>
          <table:table-cell table:number-rows-spanned="1" table:style-name="a14814e"/>
          <table:table-cell table:number-rows-spanned="1" table:style-name="a8603bf"/>
          <table:table-cell table:number-rows-spanned="1"/>
          <table:table-cell office:string-value="Outils en informatique&#13;&#10;- Bases de données élémentaires" office:value-type="string" table:number-rows-spanned="1" table:style-name="a36eb18">
            <text:p>Outils en informatique<text:line-break/>- Bases de données élémentaires</text:p>
          </table:table-cell>
          <table:table-cell office:string-value="A1DEM14" office:value-type="string" table:number-rows-spanned="1" table:style-name="a7b562b">
            <text:p>A1DEM14</text:p>
          </table:table-cell>
          <table:table-cell office:string-value="Mayag" office:value-type="string" table:number-rows-spanned="1" table:style-name="ad262bc">
            <text:p>Mayag</text:p>
          </table:table-cell>
          <table:table-cell office:string-value="Mayag CM&#13;&#10;Belhoul&#13;&#10;Fu Liangliang&#13;&#10;Monnet&#13;&#10;Arib" office:value-type="string" table:number-rows-spanned="1" table:style-name="aee5c11">
            <text:p>Mayag CM<text:line-break/>Belhoul<text:line-break/>Fu Liangliang<text:line-break/>Monnet<text:line-break/>Arib</text:p>
          </table:table-cell>
          <table:table-cell office:string-value="3.0h CM" office:value-type="string" table:number-rows-spanned="1" table:style-name="a9a4465">
            <text:p>3.0h CM</text:p>
          </table:table-cell>
          <table:table-cell table:number-rows-spanned="1" table:style-name="a919064"/>
          <table:table-cell office:string-value="12.0h TP" office:value-type="string" table:number-rows-spanned="1" table:style-name="ae97f58">
            <text:p>12.0h TP</text:p>
          </table:table-cell>
          <table:table-cell office:string-value="6" office:value-type="string" table:number-rows-spanned="1" table:style-name="a937ab0">
            <text:p>6</text:p>
          </table:table-cell>
          <table:table-cell table:number-rows-spanned="1" table:style-name="ac885bb"/>
          <table:table-cell table:number-rows-spanned="1" table:style-name="a1e0c30"/>
          <table:table-cell table:number-rows-spanned="1" table:style-name="aff8432"/>
          <table:table-cell table:number-rows-spanned="1" table:style-name="a43366d"/>
          <table:table-cell table:number-rows-spanned="1" table:style-name="a561a7a"/>
        </table:table-row>
        <table:table-row>
          <table:table-cell/>
          <table:table-cell office:string-value="Anglais 1" office:value-type="string" table:number-rows-spanned="1" table:style-name="ac7540d">
            <text:p>Anglais 1</text:p>
          </table:table-cell>
          <table:table-cell office:string-value="A1DEM05" office:value-type="string" table:number-rows-spanned="1" table:style-name="a2c45dd">
            <text:p>A1DEM05</text:p>
          </table:table-cell>
          <table:table-cell office:string-value="Bourrel" office:value-type="string" table:number-rows-spanned="1" table:style-name="afd78c0">
            <text:p>Bourrel</text:p>
          </table:table-cell>
          <table:table-cell office:string-value="Lytle-Hassan&#13;&#10;Countcham&#13;&#10;Joyce&#13;&#10;Roque&#13;&#10;Pattie&#13;&#10;Whiteside&#13;&#10;Levy-Alimi" office:value-type="string" table:number-rows-spanned="1" table:style-name="aa6b752">
            <text:p>Lytle-Hassan<text:line-break/>Countcham<text:line-break/>Joyce<text:line-break/>Roque<text:line-break/>Pattie<text:line-break/>Whiteside<text:line-break/>Levy-Alimi</text:p>
          </table:table-cell>
          <table:table-cell table:number-rows-spanned="1" table:style-name="a4856d1"/>
          <table:table-cell office:string-value="18.0h CMTD" office:value-type="string" table:number-rows-spanned="1" table:style-name="aed2adf">
            <text:p>18.0h CMTD</text:p>
          </table:table-cell>
          <table:table-cell table:number-rows-spanned="1" table:style-name="acb2a39"/>
          <table:table-cell office:string-value="12" office:value-type="string" table:number-rows-spanned="1" table:style-name="a424eb4">
            <text:p>12</text:p>
          </table:table-cell>
          <table:table-cell table:number-rows-spanned="1" table:style-name="a115daa"/>
          <table:table-cell table:number-rows-spanned="1" table:style-name="a7b7936"/>
          <table:table-cell table:number-rows-spanned="1" table:style-name="ae49c35"/>
          <table:table-cell table:number-rows-spanned="1" table:style-name="a4e4333"/>
          <table:table-cell table:number-rows-spanned="1" table:style-name="a427e23"/>
          <table:table-cell table:number-rows-spanned="1"/>
          <table:table-cell office:string-value="Macroéconomie : analyse de long terme" office:value-type="string" table:number-rows-spanned="1" table:style-name="a94fafb">
            <text:p>Macroéconomie : analyse de long terme</text:p>
          </table:table-cell>
          <table:table-cell office:string-value="A1DEM12" office:value-type="string" table:number-rows-spanned="1" table:style-name="a9aa706">
            <text:p>A1DEM12</text:p>
          </table:table-cell>
          <table:table-cell office:string-value="Chagny" office:value-type="string" table:number-rows-spanned="1" table:style-name="acf2681">
            <text:p>Chagny</text:p>
          </table:table-cell>
          <table:table-cell office:string-value="Chagny CM&#13;&#10;Lorre&#13;&#10;Laffineur" office:value-type="string" table:number-rows-spanned="1" table:style-name="ad1c4fa">
            <text:p>Chagny CM<text:line-break/>Lorre<text:line-break/>Laffineur</text:p>
          </table:table-cell>
          <table:table-cell office:string-value="19.5h CM" office:value-type="string" table:number-rows-spanned="1" table:style-name="aed5880">
            <text:p>19.5h CM</text:p>
          </table:table-cell>
          <table:table-cell office:string-value="19.5h TD" office:value-type="string" table:number-rows-spanned="1" table:style-name="a88bd1b">
            <text:p>19.5h TD</text:p>
          </table:table-cell>
          <table:table-cell table:number-rows-spanned="1" table:style-name="a8c1c8b"/>
          <table:table-cell office:string-value="6" office:value-type="string" table:number-rows-spanned="1" table:style-name="ad89f7f">
            <text:p>6</text:p>
          </table:table-cell>
          <table:table-cell table:number-rows-spanned="1" table:style-name="a4ef0e8"/>
          <table:table-cell table:number-rows-spanned="1" table:style-name="a6cc51d"/>
          <table:table-cell table:number-rows-spanned="1" table:style-name="a3261ce"/>
          <table:table-cell table:number-rows-spanned="1" table:style-name="a63d581"/>
          <table:table-cell table:number-rows-spanned="1" table:style-name="aa01fad"/>
        </table:table-row>
        <table:table-row>
          <table:table-cell/>
          <table:table-cell office:string-value="LV2 (Allemand / Espagnol)" office:value-type="string" table:number-rows-spanned="1" table:style-name="a1c0f2e">
            <text:p>LV2 (Allemand / Espagnol)</text:p>
          </table:table-cell>
          <table:table-cell office:string-value="A1ALL01&#13;&#10;A1ESP01" office:value-type="string" table:number-rows-spanned="1" table:style-name="a73d9b3">
            <text:p>A1ALL01<text:line-break/>A1ESP01</text:p>
          </table:table-cell>
          <table:table-cell office:string-value="Quinchon-Caudal&#13;&#10;Amisse" office:value-type="string" table:number-rows-spanned="1" table:style-name="ae964d2">
            <text:p>Quinchon-Caudal<text:line-break/>Amisse</text:p>
          </table:table-cell>
          <table:table-cell office:string-value="Tudoran&#13;&#10;Barrera Guarin&#13;&#10;Jareno Gila" office:value-type="string" table:number-rows-spanned="1" table:style-name="a1ef9f1">
            <text:p>Tudoran<text:line-break/>Barrera Guarin<text:line-break/>Jareno Gila</text:p>
          </table:table-cell>
          <table:table-cell table:number-rows-spanned="1" table:style-name="ab202ae"/>
          <table:table-cell office:string-value="18.0h TD" office:value-type="string" table:number-rows-spanned="1" table:style-name="ab78ad9">
            <text:p>18.0h TD</text:p>
          </table:table-cell>
          <table:table-cell table:number-rows-spanned="1" table:style-name="a39f79c"/>
          <table:table-cell office:string-value="2 all&#13;&#10;3 esp" office:value-type="string" table:number-rows-spanned="1" table:style-name="a3c2b7e">
            <text:p>2 all<text:line-break/>3 esp</text:p>
          </table:table-cell>
          <table:table-cell table:number-rows-spanned="1" table:style-name="aab38b8"/>
          <table:table-cell table:number-rows-spanned="1" table:style-name="ae78be7"/>
          <table:table-cell table:number-rows-spanned="1" table:style-name="a853fad"/>
          <table:table-cell table:number-rows-spanned="1" table:style-name="a9305cd"/>
          <table:table-cell table:number-rows-spanned="1" table:style-name="a9c88a0"/>
          <table:table-cell table:number-rows-spanned="1"/>
          <table:table-cell office:string-value="Anglais 2" office:value-type="string" table:number-rows-spanned="1" table:style-name="a475e4c">
            <text:p>Anglais 2</text:p>
          </table:table-cell>
          <table:table-cell office:string-value="A1DEM13" office:value-type="string" table:number-rows-spanned="1" table:style-name="aee6a44">
            <text:p>A1DEM13</text:p>
          </table:table-cell>
          <table:table-cell office:string-value="Bourrel" office:value-type="string" table:number-rows-spanned="1" table:style-name="a90cf41">
            <text:p>Bourrel</text:p>
          </table:table-cell>
          <table:table-cell office:string-value="Lytle-Hassan&#13;&#10;Countcham&#13;&#10;Joyce&#13;&#10;Roque&#13;&#10;Pattie&#13;&#10;Whiteside&#13;&#10;Orgeret" office:value-type="string" table:number-rows-spanned="1" table:style-name="ac3915e">
            <text:p>Lytle-Hassan<text:line-break/>Countcham<text:line-break/>Joyce<text:line-break/>Roque<text:line-break/>Pattie<text:line-break/>Whiteside<text:line-break/>Orgeret</text:p>
          </table:table-cell>
          <table:table-cell table:number-rows-spanned="1" table:style-name="a4c86fd"/>
          <table:table-cell office:string-value="19.5h CMTD" office:value-type="string" table:number-rows-spanned="1" table:style-name="aece787">
            <text:p>19.5h CMTD</text:p>
          </table:table-cell>
          <table:table-cell table:number-rows-spanned="1" table:style-name="ac1c9b0"/>
          <table:table-cell office:string-value="12" office:value-type="string" table:number-rows-spanned="1" table:style-name="a559221">
            <text:p>12</text:p>
          </table:table-cell>
          <table:table-cell table:number-rows-spanned="1" table:style-name="a8a3c64"/>
          <table:table-cell table:number-rows-spanned="1" table:style-name="a60657c"/>
          <table:table-cell table:number-rows-spanned="1" table:style-name="afa14a7"/>
          <table:table-cell table:number-rows-spanned="1" table:style-name="a5fb310"/>
          <table:table-cell table:number-rows-spanned="1" table:style-name="afcd5b7"/>
        </table:table-row>
        <table:table-row>
          <table:table-cell/>
          <table:table-cell office:string-value="Anglais soutien S1" office:value-type="string" table:number-rows-spanned="1" table:style-name="a8ffc83">
            <text:p>Anglais soutien S1</text:p>
          </table:table-cell>
          <table:table-cell office:string-value="A1SOU01" office:value-type="string" table:number-rows-spanned="1" table:style-name="a91862c">
            <text:p>A1SOU01</text:p>
          </table:table-cell>
          <table:table-cell office:string-value="Bourrel" office:value-type="string" table:number-rows-spanned="1" table:style-name="ad541a3">
            <text:p>Bourrel</text:p>
          </table:table-cell>
          <table:table-cell office:string-value="Joyce" office:value-type="string" table:number-rows-spanned="1" table:style-name="a651524">
            <text:p>Joyce</text:p>
          </table:table-cell>
          <table:table-cell table:number-rows-spanned="1" table:style-name="a7b814d"/>
          <table:table-cell office:string-value="19.5h TD" office:value-type="string" table:number-rows-spanned="1" table:style-name="abae100">
            <text:p>19.5h TD</text:p>
          </table:table-cell>
          <table:table-cell table:number-rows-spanned="1" table:style-name="ab0920b"/>
          <table:table-cell office:string-value="1" office:value-type="string" table:number-rows-spanned="1" table:style-name="a3bc54c">
            <text:p>1</text:p>
          </table:table-cell>
          <table:table-cell table:number-rows-spanned="1" table:style-name="ae2b1c1"/>
          <table:table-cell table:number-rows-spanned="1" table:style-name="a22475a"/>
          <table:table-cell table:number-rows-spanned="1" table:style-name="adb7a1e"/>
          <table:table-cell table:number-rows-spanned="1" table:style-name="abd071f"/>
          <table:table-cell table:number-rows-spanned="1" table:style-name="a9bec79"/>
          <table:table-cell table:number-rows-spanned="1"/>
          <table:table-cell office:string-value="LV2 (Allemand / Espagnol)" office:value-type="string" table:number-rows-spanned="1" table:style-name="ad9dad7">
            <text:p>LV2 (Allemand / Espagnol)</text:p>
          </table:table-cell>
          <table:table-cell office:string-value="" office:value-type="string" table:number-rows-spanned="1" table:style-name="ac6716e">
            <text:p/>
          </table:table-cell>
          <table:table-cell table:number-rows-spanned="1" table:style-name="ac8d069"/>
          <table:table-cell table:number-rows-spanned="1" table:style-name="aaf349a"/>
          <table:table-cell table:number-rows-spanned="1" table:style-name="ad0d771"/>
          <table:table-cell office:string-value="19.5h TD" office:value-type="string" table:number-rows-spanned="1" table:style-name="ad74b8b">
            <text:p>19.5h TD</text:p>
          </table:table-cell>
          <table:table-cell table:number-rows-spanned="1" table:style-name="a3ec281"/>
          <table:table-cell office:string-value="2 all&#13;&#10;3 esp" office:value-type="string" table:number-rows-spanned="1" table:style-name="a6e24df">
            <text:p>2 all<text:line-break/>3 esp</text:p>
          </table:table-cell>
          <table:table-cell table:number-rows-spanned="1" table:style-name="a633a67"/>
          <table:table-cell table:number-rows-spanned="1" table:style-name="aafc5f5"/>
          <table:table-cell table:number-rows-spanned="1" table:style-name="af6438f"/>
          <table:table-cell table:number-rows-spanned="1" table:style-name="a678591"/>
          <table:table-cell table:number-rows-spanned="1" table:style-name="aa79a0d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71d67f">
            <text:p>Anglais soutien S2</text:p>
          </table:table-cell>
          <table:table-cell office:string-value="A1SOU02" office:value-type="string" table:number-rows-spanned="1" table:style-name="ae4d44f">
            <text:p>A1SOU02</text:p>
          </table:table-cell>
          <table:table-cell office:string-value="Bourrel" office:value-type="string" table:number-rows-spanned="1" table:style-name="ac71556">
            <text:p>Bourrel</text:p>
          </table:table-cell>
          <table:table-cell office:string-value="Joyce" office:value-type="string" table:number-rows-spanned="1" table:style-name="a68c7b3">
            <text:p>Joyce</text:p>
          </table:table-cell>
          <table:table-cell table:number-rows-spanned="1" table:style-name="adce9a5"/>
          <table:table-cell office:string-value="19.5h TD" office:value-type="string" table:number-rows-spanned="1" table:style-name="a07a963">
            <text:p>19.5h TD</text:p>
          </table:table-cell>
          <table:table-cell table:number-rows-spanned="1" table:style-name="a03fc21"/>
          <table:table-cell office:string-value="1" office:value-type="string" table:number-rows-spanned="1" table:style-name="ac41935">
            <text:p>1</text:p>
          </table:table-cell>
          <table:table-cell table:number-rows-spanned="1" table:style-name="a09c8a4"/>
          <table:table-cell table:number-rows-spanned="1" table:style-name="ae1eb8d"/>
          <table:table-cell table:number-rows-spanned="1" table:style-name="a1b6c24"/>
          <table:table-cell table:number-rows-spanned="1" table:style-name="aef625d"/>
          <table:table-cell table:number-rows-spanned="1" table:style-name="a4bbbd6"/>
        </table:table-row>
        <table:table-row>
          <table:table-cell/>
          <table:table-cell office:string-value="COMMENTAIRES" office:value-type="string" table:number-rows-spanned="1" table:style-name="add2a57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9bd4c6">
            <text:p>DROIT C2I</text:p>
          </table:table-cell>
          <table:table-cell office:string-value="A0MID21" office:value-type="string" table:number-rows-spanned="1" table:style-name="a65f42d">
            <text:p>A0MID21</text:p>
          </table:table-cell>
          <table:table-cell table:number-rows-spanned="1" table:style-name="a5ec819"/>
          <table:table-cell office:string-value="Batusanski" office:value-type="string" table:number-rows-spanned="1" table:style-name="ae42377">
            <text:p>Batusanski</text:p>
          </table:table-cell>
          <table:table-cell office:string-value="18.0h CM" office:value-type="string" table:number-rows-spanned="1" table:style-name="a13740b">
            <text:p>18.0h CM</text:p>
          </table:table-cell>
          <table:table-cell table:number-rows-spanned="1" table:style-name="a0e5d3d"/>
          <table:table-cell table:number-rows-spanned="1" table:style-name="a9dd778"/>
          <table:table-cell office:string-value="1" office:value-type="string" table:number-rows-spanned="1" table:style-name="ae300a1">
            <text:p>1</text:p>
          </table:table-cell>
          <table:table-cell table:number-rows-spanned="1" table:style-name="abf220a"/>
          <table:table-cell table:number-rows-spanned="1" table:style-name="a722d74"/>
          <table:table-cell table:number-rows-spanned="1" table:style-name="a728a84"/>
          <table:table-cell table:number-rows-spanned="1" table:style-name="aa428a6"/>
          <table:table-cell table:number-rows-spanned="1" table:style-name="a78f0a5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4c24dd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m1">
      <style:page-layout-properties fo:margin-bottom="0.3in" fo:margin-left="0.7in" fo:margin-right="0.7in" fo:margin-top="0.3in" style:print="objects charts drawings" style:table-centering="none"/>
      <style:header-style>
        <style:header-footer-properties fo:margin-bottom="0in" fo:margin-left="0.7in" fo:margin-right="0.7in" fo:min-height="0.45in"/>
      </style:header-style>
      <style:footer-style>
        <style:header-footer-properties fo:margin-left="0.7in" fo:margin-right="0.7in" fo:margin-top="0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sam19</dc:creator>
    <meta:creation-date>2006-09-16T00:00:00Z</meta:creation-date>
    <dc:date>2018-05-13T21:38:30Z</dc:date>
  </office:meta>
</office:document-meta>
</file>